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fo:font-size="15pt" style:font-size-asian="15pt" style:font-size-complex="15pt"/>
    </style:style>
    <style:style style:name="P2" style:family="paragraph" style:parent-style-name="Standard">
      <style:paragraph-properties fo:margin-top="0cm" fo:margin-bottom="0cm" loext:contextual-spacing="false"/>
      <style:text-properties fo:font-size="15pt" officeooo:rsid="000f8c01" officeooo:paragraph-rsid="000f8c01" style:font-size-asian="15pt" style:font-size-complex="15pt"/>
    </style:style>
    <style:style style:name="P3" style:family="paragraph" style:parent-style-name="Standard">
      <style:paragraph-properties fo:margin-top="0cm" fo:margin-bottom="0cm" loext:contextual-spacing="false"/>
      <style:text-properties fo:font-size="15pt" fo:font-weight="bold" style:font-size-asian="15pt" style:font-weight-asian="bold" style:font-size-complex="15pt"/>
    </style:style>
    <style:style style:name="P4" style:family="paragraph" style:parent-style-name="Standard" style:master-page-name="Standard">
      <style:paragraph-properties fo:margin-top="0cm" fo:margin-bottom="0cm" loext:contextual-spacing="false" fo:text-align="start" style:justify-single-word="false" style:page-number="1"/>
      <style:text-properties fo:font-size="15pt" fo:font-weight="bold" style:font-size-asian="15pt" style:font-weight-asian="bold" style:font-size-complex="15pt"/>
    </style:style>
    <style:style style:name="P5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font-size="15pt" style:text-underline-style="none" officeooo:rsid="000f8c01" officeooo:paragraph-rsid="000f8c01" style:font-size-asian="15pt" style:font-size-complex="15pt"/>
    </style:style>
    <style:style style:name="P6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fo:font-size="15pt" style:text-underline-style="none" officeooo:rsid="000f8c01" officeooo:paragraph-rsid="000f8c01" style:font-size-asian="15pt" style:font-size-complex="15pt"/>
    </style:style>
    <style:style style:name="P7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font-size="15pt" officeooo:rsid="000f8c01" officeooo:paragraph-rsid="000f8c01" style:font-size-asian="15pt" style:font-size-complex="15pt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5pt" style:font-size-asian="15pt" style:font-size-complex="15pt"/>
    </style:style>
    <style:style style:name="T1" style:family="text">
      <style:text-properties officeooo:rsid="000f8c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ate and Time</text:p>
      <text:p text:style-name="P1">0<text:span text:style-name="T1">8</text:span>th August, 2016, <text:span text:style-name="T1">4:</text:span>5<text:span text:style-name="T1">0</text:span> - 6 pm</text:p>
      <text:p text:style-name="P1"/>
      <text:p text:style-name="P3">Agenda</text:p>
      <text:p text:style-name="P1">To get a basic idea of the project</text:p>
      <text:p text:style-name="P1"/>
      <text:p text:style-name="P3">Attendees</text:p>
      <text:list xml:id="list2697094096350099168" text:style-name="WWNum1">
        <text:list-item>
          <text:p text:style-name="P5">RamMohan(Mentor)</text:p>
        </text:list-item>
        <text:list-item>
          <text:p text:style-name="P7">RamaRohitReddy<text:tab/></text:p>
        </text:list-item>
        <text:list-item>
          <text:p text:style-name="P5">Revanth Thota</text:p>
        </text:list-item>
        <text:list-item>
          <text:p text:style-name="P5">vamsi krishna<text:tab/></text:p>
        </text:list-item>
        <text:list-item>
          <text:p text:style-name="P5">saumya </text:p>
        </text:list-item>
        <text:list-item>
          <text:p text:style-name="P5">Madhur Aggarwal</text:p>
        </text:list-item>
      </text:list>
      <text:p text:style-name="P1"/>
      <text:p text:style-name="P3">Minutes</text:p>
      <text:p text:style-name="P1"><text:span text:style-name="T1">8</text:span>0 minutes</text:p>
      <text:p text:style-name="P1"/>
      <text:p text:style-name="P3">Discussion</text:p>
      <text:list xml:id="list6613208999133106913" text:style-name="WWNum2">
        <text:list-item>
          <text:p text:style-name="P6">How and Why the mentor got the idea of this StartUp and his experiences. </text:p>
        </text:list-item>
        <text:list-item>
          <text:p text:style-name="P6">How does this startup work and some terminology regarding this startup.</text:p>
        </text:list-item>
      </text:list>
      <text:p text:style-name="P8"><text:s text:c="4"/></text:p>
      <text:p text:style-name="P3">Action Points</text:p>
      <text:p text:style-name="P2">Wait few days to meet technical member to get to know about the project</text:p>
      <text:p text:style-name="P1"/>
      <text:p text:style-name="P3">Next Meeting</text:p>
      <text:p text:style-name="P1"><text:s/><text:span text:style-name="T1">11</text:span> <text:span text:style-name="T1">a</text:span>m,Tuesday ,<text:span text:style-name="T1">12</text:span>th Augus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2T08:01:16.921191960</dc:date>
    <meta:editing-duration>PT6M37S</meta:editing-duration>
    <meta:editing-cycles>2</meta:editing-cycles>
    <meta:generator>LibreOffice/5.0.6.2$Linux_X86_64 LibreOffice_project/00m0$Build-2</meta:generator>
    <meta:document-statistic meta:table-count="0" meta:image-count="0" meta:object-count="0" meta:page-count="1" meta:paragraph-count="21" meta:word-count="88" meta:character-count="481" meta:non-whitespace-character-count="412"/>
  </office:meta>
</office:document-meta>
</file>